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background-color="#99cc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9cc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25in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#99cc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cc6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25in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#99cc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9cc66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background-color="#99cc66" fo:padding="0.0382in" fo:border-left="0.05pt solid #000000" fo:border-right="none" fo:border-top="none" fo:border-bottom="0.05pt solid #000000">
        <style:background-image/>
      </style:table-cell-properties>
    </style:style>
    <style:style style:name="Table3.B13" style:family="table-cell">
      <style:table-cell-properties fo:background-color="#99cc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-left="0.05pt solid #000000" fo:border-right="none" fo:border-top="none" fo:border-bottom="0.05pt solid #000000"/>
    </style:style>
    <style:style style:name="Table3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-left="0.05pt solid #000000" fo:border-right="none" fo:border-top="none" fo:border-bottom="0.05pt solid #000000"/>
    </style:style>
    <style:style style:name="Table3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-left="0.05pt solid #000000" fo:border-right="none" fo:border-top="none" fo:border-bottom="0.05pt solid #000000"/>
    </style:style>
    <style:style style:name="Table3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-left="0.05pt solid #000000" fo:border-right="none" fo:border-top="none" fo:border-bottom="0.05pt solid #000000"/>
    </style:style>
    <style:style style:name="Table3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-left="0.05pt solid #000000" fo:border-right="none" fo:border-top="none" fo:border-bottom="0.05pt solid #000000"/>
    </style:style>
    <style:style style:name="Table3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-left="0.05pt solid #000000" fo:border-right="none" fo:border-top="none" fo:border-bottom="0.05pt solid #000000"/>
    </style:style>
    <style:style style:name="Table3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28" style:family="table-row">
      <style:table-row-properties style:min-row-height="0.2479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background-color="#99cc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99cc66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438e9c" officeooo:paragraph-rsid="00438e9c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d7581" officeooo:paragraph-rsid="000d758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4786e" officeooo:paragraph-rsid="0024786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44e878" officeooo:paragraph-rsid="0044e87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4f7d53" officeooo:paragraph-rsid="004f7d53" style:font-weight-asian="bold" style:font-weight-complex="bold"/>
    </style:style>
    <style:style style:name="P6" style:family="paragraph" style:parent-style-name="Table_20_Contents">
      <style:text-properties officeooo:rsid="000d7581" officeooo:paragraph-rsid="000d7581"/>
    </style:style>
    <style:style style:name="P7" style:family="paragraph" style:parent-style-name="Table_20_Contents">
      <style:text-properties officeooo:rsid="000fc67a" officeooo:paragraph-rsid="000fc67a"/>
    </style:style>
    <style:style style:name="P8" style:family="paragraph" style:parent-style-name="Table_20_Contents">
      <style:text-properties officeooo:rsid="001353c8" officeooo:paragraph-rsid="001353c8"/>
    </style:style>
    <style:style style:name="P9" style:family="paragraph" style:parent-style-name="Table_20_Contents">
      <style:text-properties officeooo:rsid="00138986" officeooo:paragraph-rsid="00138986"/>
    </style:style>
    <style:style style:name="P10" style:family="paragraph" style:parent-style-name="Table_20_Contents">
      <style:text-properties officeooo:rsid="00149c4c" officeooo:paragraph-rsid="00149c4c"/>
    </style:style>
    <style:style style:name="P11" style:family="paragraph" style:parent-style-name="Table_20_Contents">
      <style:text-properties officeooo:rsid="00150615" officeooo:paragraph-rsid="00150615"/>
    </style:style>
    <style:style style:name="P12" style:family="paragraph" style:parent-style-name="Table_20_Contents">
      <style:text-properties officeooo:rsid="00162162" officeooo:paragraph-rsid="00162162"/>
    </style:style>
    <style:style style:name="P13" style:family="paragraph" style:parent-style-name="Table_20_Contents">
      <style:text-properties officeooo:rsid="0017325b" officeooo:paragraph-rsid="0017325b"/>
    </style:style>
    <style:style style:name="P14" style:family="paragraph" style:parent-style-name="Table_20_Contents">
      <style:text-properties officeooo:rsid="00186804" officeooo:paragraph-rsid="00186804"/>
    </style:style>
    <style:style style:name="P15" style:family="paragraph" style:parent-style-name="Table_20_Contents">
      <style:text-properties officeooo:rsid="001a2d56" officeooo:paragraph-rsid="001a2d56"/>
    </style:style>
    <style:style style:name="P16" style:family="paragraph" style:parent-style-name="Table_20_Contents">
      <style:text-properties officeooo:rsid="001a761c" officeooo:paragraph-rsid="001a761c"/>
    </style:style>
    <style:style style:name="P17" style:family="paragraph" style:parent-style-name="Table_20_Contents">
      <style:text-properties officeooo:rsid="001bac9b" officeooo:paragraph-rsid="001bac9b"/>
    </style:style>
    <style:style style:name="P18" style:family="paragraph" style:parent-style-name="Table_20_Contents">
      <style:text-properties officeooo:rsid="001d93e5" officeooo:paragraph-rsid="001d93e5"/>
    </style:style>
    <style:style style:name="P19" style:family="paragraph" style:parent-style-name="Table_20_Contents">
      <style:text-properties officeooo:rsid="001f9841" officeooo:paragraph-rsid="001f9841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2aae5e" officeooo:paragraph-rsid="002aae5e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2b2f81" officeooo:paragraph-rsid="002b2f81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rsid="002de8d0" officeooo:paragraph-rsid="002de8d0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3008c3" officeooo:paragraph-rsid="003008c3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31f186" officeooo:paragraph-rsid="0031f186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339db7" officeooo:paragraph-rsid="00339db7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352a31" officeooo:paragraph-rsid="00352a31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389c46" officeooo:paragraph-rsid="00389c46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3f023a" officeooo:paragraph-rsid="003f023a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44e878" officeooo:paragraph-rsid="0044e878" style:font-weight-asian="normal" style:font-weight-complex="normal"/>
    </style:style>
    <style:style style:name="P30" style:family="paragraph" style:parent-style-name="Table_20_Contents">
      <style:text-properties officeooo:rsid="004706ac" officeooo:paragraph-rsid="004706ac"/>
    </style:style>
    <style:style style:name="P31" style:family="paragraph" style:parent-style-name="Text_20_body" style:list-style-name="L2">
      <style:text-properties officeooo:rsid="00622c9c" officeooo:paragraph-rsid="00622c9c"/>
    </style:style>
    <style:style style:name="P32" style:family="paragraph" style:parent-style-name="Text_20_body" style:list-style-name="L2">
      <style:text-properties officeooo:paragraph-rsid="00622c9c"/>
    </style:style>
    <style:style style:name="P33" style:family="paragraph" style:parent-style-name="Text_20_body">
      <style:text-properties officeooo:paragraph-rsid="0071a03d"/>
    </style:style>
    <style:style style:name="P34" style:family="paragraph" style:parent-style-name="Text_20_body" style:list-style-name="L4">
      <style:text-properties officeooo:rsid="007ec895" officeooo:paragraph-rsid="007ec895"/>
    </style:style>
    <style:style style:name="P35" style:family="paragraph" style:parent-style-name="Text_20_body" style:list-style-name="L4">
      <style:text-properties officeooo:rsid="0080bd37" officeooo:paragraph-rsid="0080bd37"/>
    </style:style>
    <style:style style:name="P36" style:family="paragraph" style:parent-style-name="Text_20_body" style:list-style-name="L4">
      <style:text-properties officeooo:rsid="00889f0b" officeooo:paragraph-rsid="00889f0b"/>
    </style:style>
    <style:style style:name="P37" style:family="paragraph" style:parent-style-name="Text_20_body" style:list-style-name="L5">
      <style:text-properties officeooo:rsid="00924fb0" officeooo:paragraph-rsid="00924fb0"/>
    </style:style>
    <style:style style:name="P38" style:family="paragraph" style:parent-style-name="Text_20_body" style:list-style-name="L5">
      <style:text-properties officeooo:rsid="0095370c" officeooo:paragraph-rsid="0095370c"/>
    </style:style>
    <style:style style:name="P39" style:family="paragraph" style:parent-style-name="Text_20_body" style:list-style-name="L6">
      <style:text-properties officeooo:rsid="0099acdd" officeooo:paragraph-rsid="0099acdd"/>
    </style:style>
    <style:style style:name="P40" style:family="paragraph" style:parent-style-name="Text_20_body" style:list-style-name="L8">
      <style:text-properties officeooo:rsid="009a1029" officeooo:paragraph-rsid="009a1029"/>
    </style:style>
    <style:style style:name="P41" style:family="paragraph" style:parent-style-name="Text_20_body" style:list-style-name="L8">
      <style:text-properties officeooo:rsid="009aebac" officeooo:paragraph-rsid="009aebac"/>
    </style:style>
    <style:style style:name="P42" style:family="paragraph" style:parent-style-name="Text_20_body">
      <style:text-properties officeooo:rsid="009f74c5" officeooo:paragraph-rsid="009f74c5"/>
    </style:style>
    <style:style style:name="P43" style:family="paragraph" style:parent-style-name="Text_20_body">
      <style:text-properties officeooo:paragraph-rsid="009f74c5"/>
    </style:style>
    <style:style style:name="P44" style:family="paragraph" style:parent-style-name="Text_20_body">
      <style:text-properties officeooo:rsid="00aab661" officeooo:paragraph-rsid="00d79060"/>
    </style:style>
    <style:style style:name="P45" style:family="paragraph" style:parent-style-name="Text_20_body" style:list-style-name="L4">
      <style:text-properties officeooo:rsid="00b920da" officeooo:paragraph-rsid="00b920da"/>
    </style:style>
    <style:style style:name="P46" style:family="paragraph" style:parent-style-name="Text_20_body" style:list-style-name="L12">
      <style:text-properties officeooo:rsid="00ba0ee8" officeooo:paragraph-rsid="00d3160e"/>
    </style:style>
    <style:style style:name="P47" style:family="paragraph" style:parent-style-name="Text_20_body" style:list-style-name="L13">
      <style:text-properties officeooo:rsid="00bab856" officeooo:paragraph-rsid="00cbc5f3"/>
    </style:style>
    <style:style style:name="P48" style:family="paragraph" style:parent-style-name="Text_20_body" style:list-style-name="L13">
      <style:text-properties officeooo:rsid="00baf6a0" officeooo:paragraph-rsid="00cf30f7"/>
    </style:style>
    <style:style style:name="P49" style:family="paragraph" style:parent-style-name="Text_20_body" style:list-style-name="L12">
      <style:text-properties officeooo:rsid="00bb7c66" officeooo:paragraph-rsid="00c31695"/>
    </style:style>
    <style:style style:name="P50" style:family="paragraph" style:parent-style-name="Text_20_body" style:list-style-name="L12">
      <style:text-properties officeooo:rsid="00bc051f" officeooo:paragraph-rsid="00c31695"/>
    </style:style>
    <style:style style:name="P51" style:family="paragraph" style:parent-style-name="Text_20_body" style:list-style-name="L12">
      <style:text-properties officeooo:rsid="00bdddee" officeooo:paragraph-rsid="00c31695"/>
    </style:style>
    <style:style style:name="P52" style:family="paragraph" style:parent-style-name="Text_20_body" style:list-style-name="L12">
      <style:text-properties officeooo:rsid="00c014d7" officeooo:paragraph-rsid="00c31695"/>
    </style:style>
    <style:style style:name="P53" style:family="paragraph" style:parent-style-name="Text_20_body" style:list-style-name="L14">
      <style:text-properties officeooo:rsid="00c014d7" officeooo:paragraph-rsid="00d1173a"/>
    </style:style>
    <style:style style:name="P54" style:family="paragraph" style:parent-style-name="Text_20_body" style:list-style-name="L13">
      <style:text-properties officeooo:rsid="00c31695" officeooo:paragraph-rsid="00cbc5f3"/>
    </style:style>
    <style:style style:name="P55" style:family="paragraph" style:parent-style-name="Text_20_body" style:list-style-name="L13">
      <style:text-properties officeooo:rsid="00c31695" officeooo:paragraph-rsid="00cf30f7"/>
    </style:style>
    <style:style style:name="P56" style:family="paragraph" style:parent-style-name="Text_20_body" style:list-style-name="L12">
      <style:text-properties officeooo:rsid="00c47e3d" officeooo:paragraph-rsid="00c47e3d"/>
    </style:style>
    <style:style style:name="P57" style:family="paragraph" style:parent-style-name="Text_20_body" style:list-style-name="L13">
      <style:text-properties officeooo:paragraph-rsid="00cbc5f3"/>
    </style:style>
    <style:style style:name="P58" style:family="paragraph" style:parent-style-name="Text_20_body" style:list-style-name="L13">
      <style:text-properties officeooo:rsid="00c9404d" officeooo:paragraph-rsid="00c9404d"/>
    </style:style>
    <style:style style:name="P59" style:family="paragraph" style:parent-style-name="Text_20_body" style:list-style-name="L14"/>
    <style:style style:name="P60" style:family="paragraph" style:parent-style-name="Text_20_body" style:list-style-name="L14">
      <style:text-properties officeooo:rsid="00cbc5f3" officeooo:paragraph-rsid="00cbc5f3"/>
    </style:style>
    <style:style style:name="P61" style:family="paragraph" style:parent-style-name="Text_20_body" style:list-style-name="L14">
      <style:text-properties officeooo:rsid="00cbf886" officeooo:paragraph-rsid="00cbf886"/>
    </style:style>
    <style:style style:name="P62" style:family="paragraph" style:parent-style-name="Text_20_body" style:list-style-name="L13">
      <style:text-properties officeooo:rsid="00cdb565" officeooo:paragraph-rsid="00cdb565"/>
    </style:style>
    <style:style style:name="P63" style:family="paragraph" style:parent-style-name="Text_20_body" style:list-style-name="L13">
      <style:text-properties officeooo:rsid="00cf30f7" officeooo:paragraph-rsid="00cf30f7"/>
    </style:style>
    <style:style style:name="P64" style:family="paragraph" style:parent-style-name="Text_20_body" style:list-style-name="L14">
      <style:text-properties officeooo:rsid="00d0d2b9" officeooo:paragraph-rsid="00d0d2b9"/>
    </style:style>
    <style:style style:name="P65" style:family="paragraph" style:parent-style-name="Text_20_body" style:list-style-name="L13">
      <style:text-properties officeooo:rsid="00d68672" officeooo:paragraph-rsid="00d68672"/>
    </style:style>
    <style:style style:name="P66" style:family="paragraph" style:parent-style-name="Text_20_body" style:list-style-name="L15">
      <style:text-properties officeooo:rsid="00da96c2" officeooo:paragraph-rsid="00da96c2"/>
    </style:style>
    <style:style style:name="P67" style:family="paragraph" style:parent-style-name="Text_20_body" style:list-style-name="L17">
      <style:text-properties officeooo:rsid="00db9fbd" officeooo:paragraph-rsid="00db9fbd"/>
    </style:style>
    <style:style style:name="P68" style:family="paragraph" style:parent-style-name="Text_20_body">
      <style:text-properties officeooo:rsid="00e17dae" officeooo:paragraph-rsid="00e17dae"/>
    </style:style>
    <style:style style:name="P69" style:family="paragraph" style:parent-style-name="Text_20_body" style:list-style-name="L13">
      <style:text-properties officeooo:rsid="00e27c3f" officeooo:paragraph-rsid="00e27c3f"/>
    </style:style>
    <style:style style:name="P70" style:family="paragraph" style:parent-style-name="Table_20_Contents">
      <style:paragraph-properties fo:text-align="start" style:justify-single-word="false"/>
      <style:text-properties fo:font-weight="normal" officeooo:rsid="005fc3de" officeooo:paragraph-rsid="005fc3de" style:font-weight-asian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font-weight="normal" officeooo:rsid="00264268" officeooo:paragraph-rsid="00264268" style:font-weight-asian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font-weight="normal" officeooo:rsid="002a04c9" officeooo:paragraph-rsid="002a04c9" style:font-weight-asian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font-weight="normal" officeooo:rsid="0050164c" officeooo:paragraph-rsid="0050164c" style:font-weight-asian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font-weight="normal" officeooo:rsid="0050bfa2" officeooo:paragraph-rsid="0050bfa2" style:font-weight-asian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weight="normal" officeooo:rsid="00530c23" officeooo:paragraph-rsid="00530c23" style:font-weight-asian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font-weight="normal" officeooo:rsid="006722ff" officeooo:paragraph-rsid="006722ff" style:font-weight-asian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weight="normal" officeooo:rsid="0067aa08" officeooo:paragraph-rsid="0067aa08" style:font-weight-asian="normal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weight="normal" officeooo:rsid="0067fdc3" officeooo:paragraph-rsid="0067fdc3" style:font-weight-asian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weight="normal" officeooo:rsid="006c49dc" officeooo:paragraph-rsid="006c49dc" style:font-weight-asian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font-weight="normal" officeooo:rsid="006dee01" officeooo:paragraph-rsid="006dee01" style:font-weight-asian="normal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font-weight="normal" officeooo:rsid="006e7588" officeooo:paragraph-rsid="006e7588" style:font-weight-asian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fo:font-weight="normal" officeooo:rsid="00701bfb" officeooo:paragraph-rsid="00701bfb" style:font-weight-asian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fo:font-weight="normal" officeooo:rsid="0071af92" officeooo:paragraph-rsid="0071af92" style:font-weight-asian="normal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fo:font-weight="normal" officeooo:rsid="0071f38f" officeooo:paragraph-rsid="0071f38f" style:font-weight-asian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fo:font-weight="normal" officeooo:rsid="0074e8b9" officeooo:paragraph-rsid="0074e8b9" style:font-weight-asian="normal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fo:font-weight="normal" officeooo:rsid="00758ec2" officeooo:paragraph-rsid="00758ec2" style:font-weight-asian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fo:font-weight="normal" officeooo:rsid="007a4bd6" officeooo:paragraph-rsid="007a4bd6" style:font-weight-asian="normal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7bc9f7" officeooo:paragraph-rsid="007bc9f7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7e5802" officeooo:paragraph-rsid="007e5802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7ec895" officeooo:paragraph-rsid="007ec895" style:font-weight-asian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font-weight="normal" officeooo:rsid="0082d64e" officeooo:paragraph-rsid="0082d64e" style:font-weight-asian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font-weight="normal" officeooo:rsid="00853a58" officeooo:paragraph-rsid="00853a58" style:font-weight-asian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font-weight="normal" officeooo:rsid="00889f0b" officeooo:paragraph-rsid="00889f0b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font-weight="normal" officeooo:rsid="0088ece7" officeooo:paragraph-rsid="0088ece7" style:font-weight-asian="normal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font-weight="normal" officeooo:rsid="008b3191" officeooo:paragraph-rsid="008b3191" style:font-weight-asian="normal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fo:font-weight="normal" officeooo:rsid="008cc4e8" officeooo:paragraph-rsid="008cc4e8" style:font-weight-asian="normal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font-weight="normal" officeooo:rsid="00911508" officeooo:paragraph-rsid="00911508" style:font-weight-asian="normal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64ae20" officeooo:paragraph-rsid="0064ae20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650052" officeooo:paragraph-rsid="00650052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67aa08" officeooo:paragraph-rsid="0067aa08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77df85" officeooo:paragraph-rsid="0077df85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aab661" officeooo:paragraph-rsid="00d79060" style:font-weight-asian="bold" style:font-weight-complex="bold"/>
    </style:style>
    <style:style style:name="P103" style:family="paragraph" style:parent-style-name="Table_20_Contents">
      <style:text-properties officeooo:rsid="00aab661" officeooo:paragraph-rsid="00d79060"/>
    </style:style>
    <style:style style:name="P104" style:family="paragraph" style:parent-style-name="Table_20_Contents">
      <style:text-properties officeooo:rsid="00ab03fc" officeooo:paragraph-rsid="00d79060"/>
    </style:style>
    <style:style style:name="P105" style:family="paragraph" style:parent-style-name="Table_20_Contents">
      <style:text-properties officeooo:rsid="00acc14e" officeooo:paragraph-rsid="00d79060"/>
    </style:style>
    <style:style style:name="P106" style:family="paragraph" style:parent-style-name="Table_20_Contents">
      <style:text-properties officeooo:rsid="00adc079" officeooo:paragraph-rsid="00d79060"/>
    </style:style>
    <style:style style:name="P107" style:family="paragraph" style:parent-style-name="Table_20_Contents">
      <style:text-properties officeooo:rsid="00af1d94" officeooo:paragraph-rsid="00d79060"/>
    </style:style>
    <style:style style:name="P108" style:family="paragraph" style:parent-style-name="Table_20_Contents">
      <style:text-properties officeooo:paragraph-rsid="00d79060"/>
    </style:style>
    <style:style style:name="P109" style:family="paragraph" style:parent-style-name="Heading_20_1">
      <style:text-properties officeooo:rsid="0077df85" officeooo:paragraph-rsid="0077df85"/>
    </style:style>
    <style:style style:name="P110" style:family="paragraph" style:parent-style-name="Heading_20_1">
      <style:text-properties officeooo:rsid="00911508" officeooo:paragraph-rsid="00911508"/>
    </style:style>
    <style:style style:name="P111" style:family="paragraph" style:parent-style-name="Heading_20_1">
      <style:text-properties officeooo:rsid="009870b8" officeooo:paragraph-rsid="009870b8"/>
    </style:style>
    <style:style style:name="P112" style:family="paragraph" style:parent-style-name="Heading_20_1">
      <style:text-properties officeooo:rsid="00c65979" officeooo:paragraph-rsid="00c65979"/>
    </style:style>
    <style:style style:name="P113" style:family="paragraph" style:parent-style-name="Heading_20_1">
      <style:text-properties officeooo:rsid="00d79060" officeooo:paragraph-rsid="00d79060"/>
    </style:style>
    <style:style style:name="P114" style:family="paragraph" style:parent-style-name="Heading_20_1">
      <style:text-properties officeooo:rsid="00e17dae" officeooo:paragraph-rsid="00e17dae"/>
    </style:style>
    <style:style style:name="P115" style:family="paragraph" style:parent-style-name="Heading_20_3">
      <style:text-properties officeooo:rsid="007ec895" officeooo:paragraph-rsid="007ec895"/>
    </style:style>
    <style:style style:name="P116" style:family="paragraph" style:parent-style-name="Heading_20_3">
      <style:text-properties officeooo:rsid="0099acdd" officeooo:paragraph-rsid="0099acdd"/>
    </style:style>
    <style:style style:name="P117" style:family="paragraph" style:parent-style-name="Heading_20_2">
      <style:text-properties officeooo:rsid="000d7581" officeooo:paragraph-rsid="000d7581"/>
    </style:style>
    <style:style style:name="P118" style:family="paragraph" style:parent-style-name="Heading_20_2">
      <style:text-properties officeooo:rsid="007ec895" officeooo:paragraph-rsid="007ec895"/>
    </style:style>
    <style:style style:name="P119" style:family="paragraph" style:parent-style-name="Heading_20_2">
      <style:text-properties officeooo:rsid="00924fb0" officeooo:paragraph-rsid="00924fb0"/>
    </style:style>
    <style:style style:name="P120" style:family="paragraph" style:parent-style-name="Heading_20_2">
      <style:text-properties officeooo:rsid="009870b8" officeooo:paragraph-rsid="009870b8"/>
    </style:style>
    <style:style style:name="P121" style:family="paragraph" style:parent-style-name="Heading_20_2">
      <style:text-properties officeooo:rsid="009a1029" officeooo:paragraph-rsid="009a1029"/>
    </style:style>
    <style:style style:name="P122" style:family="paragraph" style:parent-style-name="Heading_20_2">
      <style:text-properties officeooo:rsid="009f74c5" officeooo:paragraph-rsid="009f74c5"/>
    </style:style>
    <style:style style:name="P123" style:family="paragraph" style:parent-style-name="Heading_20_2">
      <style:text-properties officeooo:paragraph-rsid="00a5bcba"/>
    </style:style>
    <style:style style:name="P124" style:family="paragraph" style:parent-style-name="Heading_20_2">
      <style:text-properties officeooo:rsid="00c83708" officeooo:paragraph-rsid="00c83708"/>
    </style:style>
    <style:style style:name="P125" style:family="paragraph" style:parent-style-name="Heading_20_2">
      <style:text-properties officeooo:paragraph-rsid="00c83708"/>
    </style:style>
    <style:style style:name="P126" style:family="paragraph" style:parent-style-name="Heading_20_2">
      <style:text-properties officeooo:rsid="00cabfd1" officeooo:paragraph-rsid="00cabfd1"/>
    </style:style>
    <style:style style:name="P127" style:family="paragraph" style:parent-style-name="Heading_20_2">
      <style:text-properties officeooo:paragraph-rsid="00d79060"/>
    </style:style>
    <style:style style:name="P128" style:family="paragraph" style:parent-style-name="Heading_20_2">
      <style:text-properties officeooo:rsid="00d898e0" officeooo:paragraph-rsid="00d898e0"/>
    </style:style>
    <style:style style:name="P129" style:family="paragraph" style:parent-style-name="_5c_">
      <style:text-properties officeooo:rsid="000d7581" officeooo:paragraph-rsid="00924fb0"/>
    </style:style>
    <style:style style:name="T1" style:family="text">
      <style:text-properties officeooo:rsid="00162162"/>
    </style:style>
    <style:style style:name="T2" style:family="text">
      <style:text-properties officeooo:rsid="0017325b"/>
    </style:style>
    <style:style style:name="T3" style:family="text">
      <style:text-properties officeooo:rsid="00184bd0"/>
    </style:style>
    <style:style style:name="T4" style:family="text">
      <style:text-properties officeooo:rsid="001a2d56"/>
    </style:style>
    <style:style style:name="T5" style:family="text">
      <style:text-properties officeooo:rsid="001a761c"/>
    </style:style>
    <style:style style:name="T6" style:family="text">
      <style:text-properties officeooo:rsid="001bac9b"/>
    </style:style>
    <style:style style:name="T7" style:family="text">
      <style:text-properties officeooo:rsid="001e1935"/>
    </style:style>
    <style:style style:name="T8" style:family="text">
      <style:text-properties officeooo:rsid="00209ff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aae5e"/>
    </style:style>
    <style:style style:name="T11" style:family="text">
      <style:text-properties officeooo:rsid="002b2f81"/>
    </style:style>
    <style:style style:name="T12" style:family="text">
      <style:text-properties officeooo:rsid="002c2d6a"/>
    </style:style>
    <style:style style:name="T13" style:family="text">
      <style:text-properties officeooo:rsid="002fcb52"/>
    </style:style>
    <style:style style:name="T14" style:family="text">
      <style:text-properties officeooo:rsid="0031a5e2"/>
    </style:style>
    <style:style style:name="T15" style:family="text">
      <style:text-properties officeooo:rsid="0031f186"/>
    </style:style>
    <style:style style:name="T16" style:family="text">
      <style:text-properties officeooo:rsid="00352a31"/>
    </style:style>
    <style:style style:name="T17" style:family="text">
      <style:text-properties officeooo:rsid="0036dd84"/>
    </style:style>
    <style:style style:name="T18" style:family="text">
      <style:text-properties officeooo:rsid="003a422c"/>
    </style:style>
    <style:style style:name="T19" style:family="text">
      <style:text-properties officeooo:rsid="003bbf7e"/>
    </style:style>
    <style:style style:name="T20" style:family="text">
      <style:text-properties officeooo:rsid="0046d1b3"/>
    </style:style>
    <style:style style:name="T21" style:family="text">
      <style:text-properties officeooo:rsid="004706ac"/>
    </style:style>
    <style:style style:name="T22" style:family="text">
      <style:text-properties officeooo:rsid="004c54f2"/>
    </style:style>
    <style:style style:name="T23" style:family="text">
      <style:text-properties officeooo:rsid="006032e7"/>
    </style:style>
    <style:style style:name="T24" style:family="text">
      <style:text-properties officeooo:rsid="00622c9c"/>
    </style:style>
    <style:style style:name="T25" style:family="text">
      <style:text-properties officeooo:rsid="006240d0"/>
    </style:style>
    <style:style style:name="T26" style:family="text">
      <style:text-properties officeooo:rsid="006a6059"/>
    </style:style>
    <style:style style:name="T27" style:family="text">
      <style:text-properties officeooo:rsid="006c49dc"/>
    </style:style>
    <style:style style:name="T28" style:family="text">
      <style:text-properties officeooo:rsid="006dee01"/>
    </style:style>
    <style:style style:name="T29" style:family="text">
      <style:text-properties style:font-name="Ubuntu Mono"/>
    </style:style>
    <style:style style:name="T30" style:family="text">
      <style:text-properties officeooo:rsid="00708351"/>
    </style:style>
    <style:style style:name="T31" style:family="text">
      <style:text-properties officeooo:rsid="00709d7c"/>
    </style:style>
    <style:style style:name="T32" style:family="text">
      <style:text-properties officeooo:rsid="0074e8b9"/>
    </style:style>
    <style:style style:name="T33" style:family="text">
      <style:text-properties officeooo:rsid="007acccc"/>
    </style:style>
    <style:style style:name="T34" style:family="text">
      <style:text-properties officeooo:rsid="007dc8ca"/>
    </style:style>
    <style:style style:name="T35" style:family="text">
      <style:text-properties officeooo:rsid="00810a3a"/>
    </style:style>
    <style:style style:name="T36" style:family="text">
      <style:text-properties officeooo:rsid="0081a12c"/>
    </style:style>
    <style:style style:name="T37" style:family="text">
      <style:text-properties officeooo:rsid="00839ccc"/>
    </style:style>
    <style:style style:name="T38" style:family="text">
      <style:text-properties officeooo:rsid="00889f0b"/>
    </style:style>
    <style:style style:name="T39" style:family="text">
      <style:text-properties officeooo:rsid="0088ece7"/>
    </style:style>
    <style:style style:name="T40" style:family="text">
      <style:text-properties officeooo:rsid="008cc4e8"/>
    </style:style>
    <style:style style:name="T41" style:family="text">
      <style:text-properties officeooo:rsid="008de93f"/>
    </style:style>
    <style:style style:name="T42" style:family="text">
      <style:text-properties officeooo:rsid="008e11cd"/>
    </style:style>
    <style:style style:name="T43" style:family="text">
      <style:text-properties officeooo:rsid="00911508"/>
    </style:style>
    <style:style style:name="T44" style:family="text">
      <style:text-properties officeooo:rsid="009f74c5"/>
    </style:style>
    <style:style style:name="T45" style:family="text">
      <style:text-properties officeooo:rsid="00a128b9"/>
    </style:style>
    <style:style style:name="T46" style:family="text">
      <style:text-properties officeooo:rsid="00a989f4"/>
    </style:style>
    <style:style style:name="T47" style:family="text">
      <style:text-properties officeooo:rsid="00aab661"/>
    </style:style>
    <style:style style:name="T48" style:family="text">
      <style:text-properties officeooo:rsid="00ab03fc"/>
    </style:style>
    <style:style style:name="T49" style:family="text">
      <style:text-properties officeooo:rsid="00acc14e"/>
    </style:style>
    <style:style style:name="T50" style:family="text">
      <style:text-properties officeooo:rsid="00adc079"/>
    </style:style>
    <style:style style:name="T51" style:family="text">
      <style:text-properties officeooo:rsid="00ae4490"/>
    </style:style>
    <style:style style:name="T52" style:family="text">
      <style:text-properties officeooo:rsid="00af1d94"/>
    </style:style>
    <style:style style:name="T53" style:family="text">
      <style:text-properties officeooo:rsid="00af5979"/>
    </style:style>
    <style:style style:name="T54" style:family="text">
      <style:text-properties officeooo:rsid="00b0f798"/>
    </style:style>
    <style:style style:name="T55" style:family="text">
      <style:text-properties officeooo:rsid="00bfceac"/>
    </style:style>
    <style:style style:name="T56" style:family="text">
      <style:text-properties officeooo:rsid="00cbc5f3"/>
    </style:style>
    <style:style style:name="T57" style:family="text">
      <style:text-properties officeooo:rsid="00d3160e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dd4fb2" style:font-style-asian="normal" style:font-style-complex="normal"/>
    </style:style>
    <style:style style:name="T60" style:family="text">
      <style:text-properties officeooo:rsid="00e40aef"/>
    </style:style>
    <style:style style:name="T61" style:family="text">
      <style:text-properties officeooo:rsid="00e55310"/>
    </style:style>
    <style:style style:name="T62" style:family="text">
      <style:text-properties officeooo:rsid="00e747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Standards</text:p>
      <text:h text:style-name="P111" text:outline-level="1">Naming</text:h>
      <text:h text:style-name="P117" text:outline-level="2">Capitalization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Style</text:p>
          </table:table-cell>
          <table:table-cell table:style-name="Table1.C1" office:value-type="string">
            <text:p text:style-name="P2">Example</text:p>
          </table:table-cell>
        </table:table-row>
        <table:table-row>
          <table:table-cell table:style-name="Table1.A12" office:value-type="string">
            <text:p text:style-name="P6"><text:span text:style-name="T6">Code </text:span>File <text:span text:style-name="T6">(.h/.cpp/.hpp)</text:span></text:p>
          </table:table-cell>
          <table:table-cell table:style-name="Table1.B12" office:value-type="string">
            <text:p text:style-name="P6">Lowercase Snake</text:p>
          </table:table-cell>
          <table:table-cell table:style-name="Table1.C12" office:value-type="string">
            <text:p text:style-name="P7"><text:bookmark-start text:name="__DdeLink__366_1559754965"/>dynamic_array.cpp<text:bookmark-end text:name="__DdeLink__366_1559754965"/></text:p>
          </table:table-cell>
        </table:table-row>
        <table:table-row>
          <table:table-cell table:style-name="Table1.A12" office:value-type="string">
            <text:p text:style-name="P7">Class</text:p>
          </table:table-cell>
          <table:table-cell table:style-name="Table1.B12" office:value-type="string">
            <text:p text:style-name="P7">Pascal <text:span text:style-name="T4">Case</text:span></text:p>
          </table:table-cell>
          <table:table-cell table:style-name="Table1.C12" office:value-type="string">
            <text:p text:style-name="P7">DynamicArray</text:p>
          </table:table-cell>
        </table:table-row>
        <table:table-row>
          <table:table-cell table:style-name="Table1.A4" office:value-type="string">
            <text:p text:style-name="P7">Functio</text:p>
          </table:table-cell>
          <table:table-cell table:style-name="Table1.B4" office:value-type="string">
            <text:p text:style-name="P7">Camel Case</text:p>
          </table:table-cell>
          <table:table-cell table:style-name="Table1.C4" office:value-type="string">
            <text:p text:style-name="P7">AddElement</text:p>
          </table:table-cell>
        </table:table-row>
        <table:table-row>
          <table:table-cell table:style-name="Table1.A12" office:value-type="string">
            <text:p text:style-name="P8">Enumeration</text:p>
          </table:table-cell>
          <table:table-cell table:style-name="Table1.B12" office:value-type="string">
            <text:p text:style-name="P8">Pascal <text:span text:style-name="T4">Case</text:span></text:p>
          </table:table-cell>
          <table:table-cell table:style-name="Table1.C12" office:value-type="string">
            <text:p text:style-name="P8">BodyColors</text:p>
          </table:table-cell>
        </table:table-row>
        <table:table-row>
          <table:table-cell table:style-name="Table1.A12" office:value-type="string">
            <text:p text:style-name="P8">Enumeration Value</text:p>
          </table:table-cell>
          <table:table-cell table:style-name="Table1.B12" office:value-type="string">
            <text:p text:style-name="P11">Uppercase Snake</text:p>
          </table:table-cell>
          <table:table-cell table:style-name="Table1.C12" office:value-type="string">
            <text:p text:style-name="P8">LIGHT_GRAY</text:p>
          </table:table-cell>
        </table:table-row>
        <table:table-row table:style-name="Table1.7">
          <table:table-cell table:style-name="Table1.A12" office:value-type="string">
            <text:p text:style-name="P9">Macro Constant <text:span text:style-name="T21">(or reusable constants in general)</text:span></text:p>
          </table:table-cell>
          <table:table-cell table:style-name="Table1.B12" office:value-type="string">
            <text:p text:style-name="P9">Uppercase Snake</text:p>
          </table:table-cell>
          <table:table-cell table:style-name="Table1.C12" office:value-type="string">
            <text:p text:style-name="P9">DEGREES_IN_RADIANS</text:p>
          </table:table-cell>
        </table:table-row>
        <table:table-row>
          <table:table-cell table:style-name="Table1.A12" office:value-type="string">
            <text:p text:style-name="P30">Macro Function</text:p>
          </table:table-cell>
          <table:table-cell table:style-name="Table1.B12" office:value-type="string">
            <text:p text:style-name="P19">Camel Case</text:p>
          </table:table-cell>
          <table:table-cell table:style-name="Table1.C12" office:value-type="string">
            <text:p text:style-name="P10"><text:span text:style-name="T8">macroFunc</text:span>(X, Y)</text:p>
          </table:table-cell>
        </table:table-row>
        <table:table-row>
          <table:table-cell table:style-name="Table1.A12" office:value-type="string">
            <text:p text:style-name="P11">Private <text:span text:style-name="T2">Data Members</text:span></text:p>
          </table:table-cell>
          <table:table-cell table:style-name="Table1.B12" office:value-type="string">
            <text:p text:style-name="P11">Cam<text:span text:style-name="T1">e</text:span>l Case</text:p>
          </table:table-cell>
          <table:table-cell table:style-name="Table1.C12" office:value-type="string">
            <text:p text:style-name="P12">d_requiredStrength</text:p>
          </table:table-cell>
        </table:table-row>
        <table:table-row>
          <table:table-cell table:style-name="Table1.A12" office:value-type="string">
            <text:p text:style-name="P13">Public Data Members</text:p>
          </table:table-cell>
          <table:table-cell table:style-name="Table1.B12" office:value-type="string">
            <text:p text:style-name="P13">Cam<text:span text:style-name="T3">e</text:span>l Case</text:p>
          </table:table-cell>
          <table:table-cell table:style-name="Table1.C12" office:value-type="string">
            <text:p text:style-name="P13">lifeStyle</text:p>
          </table:table-cell>
        </table:table-row>
        <table:table-row>
          <table:table-cell table:style-name="Table1.A12" office:value-type="string">
            <text:p text:style-name="P15">Namespace</text:p>
          </table:table-cell>
          <table:table-cell table:style-name="Table1.B12" office:value-type="string">
            <text:p text:style-name="P15">Pascal Case</text:p>
          </table:table-cell>
          <table:table-cell table:style-name="Table1.C12" office:value-type="string">
            <text:p text:style-name="P15">StevensDev</text:p>
          </table:table-cell>
        </table:table-row>
        <table:table-row>
          <table:table-cell table:style-name="Table1.A12" office:value-type="string">
            <text:p text:style-name="P14">Section <text:span text:style-name="T5">H</text:span>eader <text:span text:style-name="T5">C</text:span>omment</text:p>
          </table:table-cell>
          <table:table-cell table:style-name="Table1.B12" office:value-type="string">
            <text:p text:style-name="P14">Uppercase</text:p>
          </table:table-cell>
          <table:table-cell table:style-name="Table1.C12" office:value-type="string">
            <text:p text:style-name="P14">// FREE OPERATORS</text:p>
          </table:table-cell>
        </table:table-row>
        <table:table-row>
          <table:table-cell table:style-name="Table1.A14" office:value-type="string">
            <text:p text:style-name="P16">Include Guard</text:p>
          </table:table-cell>
          <table:table-cell table:style-name="Table1.B14" office:value-type="string">
            <text:p text:style-name="P16">Uppercase Snake</text:p>
          </table:table-cell>
          <table:table-cell table:style-name="Table1.C14" office:value-type="string">
            <text:p text:style-name="P16">INCLUDED_LIGHT</text:p>
          </table:table-cell>
        </table:table-row>
        <table:table-row>
          <table:table-cell table:style-name="Table1.A14" office:value-type="string">
            <text:p text:style-name="P17">Other File</text:p>
          </table:table-cell>
          <table:table-cell table:style-name="Table1.B14" office:value-type="string">
            <text:p text:style-name="P18">Lowercase Snake</text:p>
          </table:table-cell>
          <table:table-cell table:style-name="Table1.C14" office:value-type="string">
            <text:p text:style-name="P18">standards.<text:span text:style-name="T7">odt</text:span></text:p>
          </table:table-cell>
        </table:table-row>
      </table:table>
      <text:h text:style-name="P120" text:outline-level="2">Naming Conventions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3">Style</text:p>
          </table:table-cell>
          <table:table-cell table:style-name="Table2.C1" office:value-type="string">
            <text:p text:style-name="P4">Example<text:span text:style-name="T12">(s)</text:span></text:p>
          </table:table-cell>
        </table:table-row>
        <table:table-row>
          <table:table-cell table:style-name="Table2.A12" office:value-type="string">
            <text:p text:style-name="P24">Class</text:p>
          </table:table-cell>
          <table:table-cell table:style-name="Table2.B12" office:value-type="string">
            <text:p text:style-name="P24">Noun</text:p>
          </table:table-cell>
          <table:table-cell table:style-name="Table2.C12" office:value-type="string">
            <text:p text:style-name="P24">GlobalLight</text:p>
          </table:table-cell>
        </table:table-row>
        <table:table-row>
          <table:table-cell table:style-name="Table2.A12" office:value-type="string">
            <text:p text:style-name="P71">Pure Virtual Class</text:p>
          </table:table-cell>
          <table:table-cell table:style-name="Table2.B12" office:value-type="string">
            <text:p text:style-name="P72"><text:span text:style-name="T15">Noun/Adjective</text:span></text:p>
          </table:table-cell>
          <table:table-cell table:style-name="Table2.C12" office:value-type="string">
            <text:p text:style-name="P72"><text:span text:style-name="T10">L</text:span>ight, <text:span text:style-name="T15">Cloneable</text:span></text:p>
          </table:table-cell>
        </table:table-row>
        <table:table-row>
          <table:table-cell table:style-name="Table2.A4" office:value-type="string">
            <text:p text:style-name="P27">Data Member</text:p>
          </table:table-cell>
          <table:table-cell table:style-name="Table2.B4" office:value-type="string">
            <text:p text:style-name="P27">Noun <text:span text:style-name="T18">(unless boolean)</text:span></text:p>
          </table:table-cell>
          <table:table-cell table:style-name="Table2.C4" office:value-type="string">
            <text:p text:style-name="P27">d_<text:span text:style-name="T19">objectMatrix</text:span></text:p>
          </table:table-cell>
        </table:table-row>
        <table:table-row>
          <table:table-cell table:style-name="Table2.A5" office:value-type="string">
            <text:p text:style-name="P23">Functions</text:p>
          </table:table-cell>
          <table:table-cell table:style-name="Table2.B5" office:value-type="string">
            <text:p text:style-name="P23">Verb/Action <text:span text:style-name="T14">statement (unless boolean)</text:span></text:p>
          </table:table-cell>
          <table:table-cell table:style-name="Table2.C5" office:value-type="string">
            <text:p text:style-name="P23">rotate</text:p>
          </table:table-cell>
        </table:table-row>
        <table:table-row>
          <table:table-cell table:style-name="Table2.A12" office:value-type="string">
            <text:p text:style-name="P25">Enum<text:span text:style-name="T16">eration</text:span></text:p>
          </table:table-cell>
          <table:table-cell table:style-name="Table2.B12" office:value-type="string">
            <text:p text:style-name="P25">Plural Noun</text:p>
          </table:table-cell>
          <table:table-cell table:style-name="Table2.C12" office:value-type="string">
            <text:p text:style-name="P25">Colors, BufferTypes</text:p>
          </table:table-cell>
        </table:table-row>
        <table:table-row>
          <table:table-cell table:style-name="Table2.A7" office:value-type="string">
            <text:p text:style-name="P1">Enumeration Value</text:p>
          </table:table-cell>
          <table:table-cell table:style-name="Table2.B7" office:value-type="string">
            <text:p text:style-name="P26">Singular Noun of Enumeration Type</text:p>
          </table:table-cell>
          <table:table-cell table:style-name="Table2.C7" office:value-type="string">
            <text:p text:style-name="P26"><text:span text:style-name="T17">NAVY</text:span>_BLUE</text:p>
          </table:table-cell>
        </table:table-row>
        <table:table-row>
          <table:table-cell table:style-name="Table2.A8" office:value-type="string">
            <text:p text:style-name="P28">Namespace</text:p>
          </table:table-cell>
          <table:table-cell table:style-name="Table2.B8" office:value-type="string">
            <text:p text:style-name="P28">Generic/Group Identifier</text:p>
          </table:table-cell>
          <table:table-cell table:style-name="Table2.C8" office:value-type="string">
            <text:p text:style-name="P28">StevensDev</text:p>
          </table:table-cell>
        </table:table-row>
        <table:table-row>
          <table:table-cell table:style-name="Table2.A12" office:value-type="string">
            <text:p text:style-name="P22">Private Data Member</text:p>
          </table:table-cell>
          <table:table-cell table:style-name="Table2.B12" office:value-type="string">
            <text:p text:style-name="P22">Prefix with d_</text:p>
          </table:table-cell>
          <table:table-cell table:style-name="Table2.C12" office:value-type="string">
            <text:p text:style-name="P22">d_weapon</text:p>
          </table:table-cell>
        </table:table-row>
        <table:table-row>
          <table:table-cell table:style-name="Table2.A12" office:value-type="string">
            <text:p text:style-name="P21">Boolean <text:span text:style-name="T13">and Boolean Functions (Non Accessors) Variable</text:span></text:p>
          </table:table-cell>
          <table:table-cell table:style-name="Table2.B12" office:value-type="string">
            <text:p text:style-name="P21">Question form, <text:span text:style-name="T15">must</text:span> be prefixed with is, was, should, can, etc.</text:p>
          </table:table-cell>
          <table:table-cell table:style-name="Table2.C12" office:value-type="string">
            <text:p text:style-name="P29">IsAvailable, wasCreated, shouldExecute</text:p>
          </table:table-cell>
        </table:table-row>
        <text:soft-page-break/>
        <table:table-row table:style-name="Table2.11">
          <table:table-cell table:style-name="Table2.A12" office:value-type="string">
            <text:p text:style-name="P29">Constants</text:p>
          </table:table-cell>
          <table:table-cell table:style-name="Table2.B12" office:value-type="string">
            <text:p text:style-name="P29">Noun/<text:span text:style-name="T20">Functional </text:span>Descriptor</text:p>
          </table:table-cell>
          <table:table-cell table:style-name="Table2.C12" office:value-type="string">
            <text:p text:style-name="P29">PI, DEGREES_TO_RADIANS</text:p>
          </table:table-cell>
        </table:table-row>
        <table:table-row>
          <table:table-cell table:style-name="Table2.A12" office:value-type="string">
            <text:p text:style-name="P20">Data <text:span text:style-name="T11">Accessor</text:span></text:p>
          </table:table-cell>
          <table:table-cell table:style-name="Table2.B12" office:value-type="string">
            <text:p text:style-name="P21">Name same as the data field but without the d_</text:p>
          </table:table-cell>
          <table:table-cell table:style-name="Table2.C12" office:value-type="string">
            <text:p text:style-name="P20"><text:span text:style-name="T11">t</text:span>ime </text:p>
          </table:table-cell>
        </table:table-row>
        <table:table-row>
          <table:table-cell table:style-name="Table2.A13" office:value-type="string">
            <text:p text:style-name="P20">Data Mutator</text:p>
          </table:table-cell>
          <table:table-cell table:style-name="Table2.B13" office:value-type="string">
            <text:p text:style-name="P21">Prefix accessor name with set</text:p>
            <text:p text:style-name="P21">then capitalize accordingly</text:p>
          </table:table-cell>
          <table:table-cell table:style-name="Table2.C13" office:value-type="string">
            <text:p text:style-name="P20">setTime</text:p>
          </table:table-cell>
        </table:table-row>
      </table:table>
      <text:p text:style-name="Endnote"><text:span text:style-name="T22">Wherever</text:span> nouns may be used noun clauses may also be used provided <text:span text:style-name="T24">they </text:span>serve <text:span text:style-name="T23">as a succinct identifier</text:span>.</text:p>
      <text:h text:style-name="Heading_20_3" text:outline-level="3">Additional <text:span text:style-name="T25">Naming Conventions</text:span></text:h>
      <text:list xml:id="list5518560275045089616" text:style-name="L2">
        <text:list-item>
          <text:p text:style-name="P32"><text:span text:style-name="T24">Primitive type specifics should generally never be used in a variable name.</text:span></text:p>
          <text:list>
            <text:list-item>
              <text:p text:style-name="P31">i.e. strType, intSize, typeStr, myStringName are unacceptable</text:p>
            </text:list-item>
          </text:list>
        </text:list-item>
      </text:list>
      <text:h text:style-name="P109" text:outline-level="1">Whitespace and Braces</text:h>
      <text:h text:style-name="P118" text:outline-level="2">General</text:h>
      <text:list xml:id="list6027829200867859195" text:style-name="L4">
        <text:list-item>
          <text:p text:style-name="P34">Indentation waterfalls</text:p>
        </text:list-item>
        <text:list-item>
          <text:p text:style-name="P34">Lines must wrap if they exceed the 80 character limit</text:p>
        </text:list-item>
        <text:list-item>
          <text:p text:style-name="P35">Wrapped lines must be indented at least 4 spaces unless it would <text:span text:style-name="T35">contradict the line's alignment rules</text:span></text:p>
        </text:list-item>
        <text:list-item>
          <text:p text:style-name="P36">Conditional statements, switch statements, and try/catch statements must use curly braces.</text:p>
        </text:list-item>
        <text:list-item>
          <text:p text:style-name="P36">Conditional statement, switch statement, and try/catch keywords must appear on <text:span text:style-name="T39">a new </text:span>line <text:span text:style-name="T39">after braces</text:span></text:p>
        </text:list-item>
        <text:list-item>
          <text:p text:style-name="P45">The inline keyword must appear on its own line</text:p>
        </text:list-item>
      </text:list>
      <text:h text:style-name="P115" text:outline-level="3">Specific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ase</text:p>
          </table:table-cell>
          <table:table-cell table:style-name="Table3.B1" office:value-type="string">
            <text:p text:style-name="P100">Example</text:p>
          </table:table-cell>
        </table:table-row>
        <table:table-row>
          <table:table-cell table:style-name="Table3.A6" office:value-type="string">
            <text:p text:style-name="P77">Interior to parenthesis</text:p>
          </table:table-cell>
          <table:table-cell table:style-name="Table3.B6" office:value-type="string">
            <text:p text:style-name="P76">( 1 / rollDice( 6 ) ) * ( ( getBaseDamage() )</text:p>
          </table:table-cell>
        </table:table-row>
        <table:table-row>
          <table:table-cell table:style-name="Table3.A6" office:value-type="string">
            <text:p text:style-name="P86">After comma</text:p>
          </table:table-cell>
          <table:table-cell table:style-name="Table3.B6" office:value-type="string">
            <text:p text:style-name="P83">d_x( 4 ), d_y( 8)</text:p>
          </table:table-cell>
        </table:table-row>
        <table:table-row>
          <table:table-cell table:style-name="Table3.A6" office:value-type="string">
            <text:p text:style-name="P86">After colon</text:p>
          </table:table-cell>
          <table:table-cell table:style-name="Table3.B6" office:value-type="string">
            <text:p text:style-name="P86">for ( i = 0; i &lt; size; ++i )</text:p>
          </table:table-cell>
        </table:table-row>
        <table:table-row>
          <table:table-cell table:style-name="Table3.A6" office:value-type="string">
            <text:p text:style-name="P81">Before if, for, while, switch, catch parenthesis</text:p>
          </table:table-cell>
          <table:table-cell table:style-name="Table3.B6" office:value-type="string">
            <text:p text:style-name="P81">if ( !wasFound )</text:p>
          </table:table-cell>
        </table:table-row>
        <table:table-row>
          <table:table-cell table:style-name="Table3.A6" office:value-type="string">
            <text:p text:style-name="P81">Around operators (not including urnary and pointer-to-member)*</text:p>
          </table:table-cell>
          <table:table-cell table:style-name="Table3.B6" office:value-type="string">
            <text:p text:style-name="P81">int x = 5 + ( y - z );</text:p>
            <text:p text:style-name="P81">int t = item<text:span text:style-name="T29">-&gt;</text:span>getSize();</text:p>
          </table:table-cell>
        </table:table-row>
        <table:table-row>
          <table:table-cell table:style-name="Table3.A21" office:value-type="string">
            <text:p text:style-name="P84">Around Base Class Colon</text:p>
          </table:table-cell>
          <table:table-cell table:style-name="Table3.B21" office:value-type="string">
            <text:p text:style-name="P84">class Bar : <text:span text:style-name="T32">public</text:span> FooBase</text:p>
          </table:table-cell>
        </table:table-row>
        <table:table-row>
          <table:table-cell table:style-name="Table3.A21" office:value-type="string">
            <text:p text:style-name="P85">Around Constructor Initialization List Colon</text:p>
          </table:table-cell>
          <table:table-cell table:style-name="Table3.B21" office:value-type="string">
            <text:p text:style-name="P85">Point2D() : d_x( 4 ), d_y ( 5 )</text:p>
          </table:table-cell>
        </table:table-row>
        <table:table-row>
          <table:table-cell table:style-name="Table3.A21" office:value-type="string">
            <text:p text:style-name="P86">After * in pointer declarations</text:p>
          </table:table-cell>
          <table:table-cell table:style-name="Table3.B21" office:value-type="string">
            <text:p text:style-name="P86">char* argv[]</text:p>
          </table:table-cell>
        </table:table-row>
        <table:table-row>
          <table:table-cell table:style-name="Table3.A21" office:value-type="string">
            <text:p text:style-name="P86">Before &amp; in declarations</text:p>
          </table:table-cell>
          <table:table-cell table:style-name="Table3.B21" office:value-type="string">
            <text:p text:style-name="P86">inline T const &amp;Min( T const &amp;a )</text:p>
          </table:table-cell>
        </table:table-row>
        <text:soft-page-break/>
        <table:table-row>
          <table:table-cell table:style-name="Table3.A12" office:value-type="string">
            <text:p text:style-name="P86">After right brace in Structures</text:p>
          </table:table-cell>
          <table:table-cell table:style-name="Table3.B12" office:value-type="string">
            <text:p text:style-name="P86">} foo_t;</text:p>
          </table:table-cell>
        </table:table-row>
        <table:table-row>
          <table:table-cell table:style-name="Table3.A12" office:value-type="string">
            <text:p text:style-name="P97">After double forward-slash comment opening</text:p>
          </table:table-cell>
          <table:table-cell table:style-name="Table3.B12" office:value-type="string">
            <text:p text:style-name="P86">// <text:span text:style-name="T43">This is a comment.</text:span></text:p>
          </table:table-cell>
        </table:table-row>
        <table:table-row>
          <table:table-cell table:style-name="Table3.A13" office:value-type="string">
            <text:p text:style-name="P98">Case</text:p>
          </table:table-cell>
          <table:table-cell table:style-name="Table3.B13" office:value-type="string">
            <text:p text:style-name="P99">Indentation</text:p>
          </table:table-cell>
        </table:table-row>
        <table:table-row>
          <table:table-cell table:style-name="Table3.A21" office:value-type="string">
            <text:p text:style-name="P78">Blank line**</text:p>
          </table:table-cell>
          <table:table-cell table:style-name="Table3.B21" office:value-type="string">
            <text:p text:style-name="P78">None</text:p>
          </table:table-cell>
        </table:table-row>
        <table:table-row>
          <table:table-cell table:style-name="Table3.A21" office:value-type="string">
            <text:p text:style-name="P78">Namespace <text:span text:style-name="T26">Members</text:span></text:p>
          </table:table-cell>
          <table:table-cell table:style-name="Table3.B21" office:value-type="string">
            <text:p text:style-name="P78">None</text:p>
          </table:table-cell>
        </table:table-row>
        <table:table-row>
          <table:table-cell table:style-name="Table3.A21" office:value-type="string">
            <text:p text:style-name="P78">Class <text:span text:style-name="T26">Members</text:span></text:p>
          </table:table-cell>
          <table:table-cell table:style-name="Table3.B21" office:value-type="string">
            <text:p text:style-name="P78">4 spaces</text:p>
          </table:table-cell>
        </table:table-row>
        <table:table-row>
          <table:table-cell table:style-name="Table3.A21" office:value-type="string">
            <text:p text:style-name="P79">Class/Structure Visibility Keywords</text:p>
          </table:table-cell>
          <table:table-cell table:style-name="Table3.B21" office:value-type="string">
            <text:p text:style-name="P73"><text:span text:style-name="T27">2 </text:span>spaces</text:p>
          </table:table-cell>
        </table:table-row>
        <table:table-row>
          <table:table-cell table:style-name="Table3.A21" office:value-type="string">
            <text:p text:style-name="P80">Plain Structure Members</text:p>
          </table:table-cell>
          <table:table-cell table:style-name="Table3.B21" office:value-type="string">
            <text:p text:style-name="P74"><text:span text:style-name="T28">4</text:span> spaces</text:p>
          </table:table-cell>
        </table:table-row>
        <table:table-row>
          <table:table-cell table:style-name="Table3.A21" office:value-type="string">
            <text:p text:style-name="P80">Lambda Body</text:p>
          </table:table-cell>
          <table:table-cell table:style-name="Table3.B21" office:value-type="string">
            <text:p text:style-name="P75"><text:span text:style-name="T28">4 </text:span>spaces</text:p>
          </table:table-cell>
        </table:table-row>
        <table:table-row>
          <table:table-cell table:style-name="Table3.A21" office:value-type="string">
            <text:p text:style-name="P80">Preprocessor Directive</text:p>
          </table:table-cell>
          <table:table-cell table:style-name="Table3.B21" office:value-type="string">
            <text:p text:style-name="P80">None</text:p>
          </table:table-cell>
        </table:table-row>
        <table:table-row>
          <table:table-cell table:style-name="Table3.A21" office:value-type="string">
            <text:p text:style-name="P70"><text:span text:style-name="T28">Member D</text:span>ocumentation <text:span text:style-name="T28">C</text:span>omment</text:p>
          </table:table-cell>
          <table:table-cell table:style-name="Table3.B21" office:value-type="string">
            <text:p text:style-name="P70">2 spaces</text:p>
          </table:table-cell>
        </table:table-row>
        <table:table-row>
          <table:table-cell table:style-name="Table3.A22" office:value-type="string">
            <text:p text:style-name="P95">Conditional, <text:span text:style-name="T40">S</text:span>witch, <text:span text:style-name="T40">Case,</text:span> Try/Catch Body</text:p>
          </table:table-cell>
          <table:table-cell table:style-name="Table3.B22" office:value-type="string">
            <text:p text:style-name="P81">4 spaces</text:p>
          </table:table-cell>
        </table:table-row>
        <table:table-row>
          <table:table-cell table:style-name="Table3.A23" office:value-type="string">
            <text:p text:style-name="P81">Line Continuation</text:p>
          </table:table-cell>
          <table:table-cell table:style-name="Table3.B23" office:value-type="string">
            <text:p text:style-name="P81">4 spaces</text:p>
          </table:table-cell>
        </table:table-row>
        <table:table-row>
          <table:table-cell table:style-name="Table3.A13" office:value-type="string">
            <text:p text:style-name="P99">Case</text:p>
          </table:table-cell>
          <table:table-cell table:style-name="Table3.B13" office:value-type="string">
            <text:p text:style-name="P101"><text:span text:style-name="T38">Wrapping and Alignment</text:span></text:p>
          </table:table-cell>
        </table:table-row>
        <table:table-row>
          <table:table-cell table:style-name="Table3.A25" office:value-type="string">
            <text:p text:style-name="P82">Curly Braces <text:span text:style-name="T30">(Opening and Closing)</text:span></text:p>
          </table:table-cell>
          <table:table-cell table:style-name="Table3.B25" office:value-type="string">
            <text:p text:style-name="P82"><text:span text:style-name="T30">V</text:span>er<text:span text:style-name="T30">ti</text:span>cal<text:span text:style-name="T40">ly aligned</text:span></text:p>
          </table:table-cell>
        </table:table-row>
        <table:table-row>
          <table:table-cell table:style-name="Table3.A25" office:value-type="string">
            <text:p text:style-name="P88">Base Class List</text:p>
          </table:table-cell>
          <table:table-cell table:style-name="Table3.B25" office:value-type="string">
            <text:p text:style-name="P87">Place : on new line if long</text:p>
            <text:p text:style-name="P88">Align subsequent line <text:span text:style-name="T34">wraps with first</text:span></text:p>
          </table:table-cell>
        </table:table-row>
        <table:table-row>
          <table:table-cell table:style-name="Table3.A25" office:value-type="string">
            <text:p text:style-name="P87">Construct<text:span text:style-name="T33">or</text:span> Initializer List</text:p>
          </table:table-cell>
          <table:table-cell table:style-name="Table3.B25" office:value-type="string">
            <text:p text:style-name="P89">Place : on new line if long</text:p>
            <text:p text:style-name="P89">Align with first item when multi-line</text:p>
          </table:table-cell>
        </table:table-row>
        <table:table-row table:style-name="Table3.28">
          <table:table-cell table:style-name="Table3.A25" office:value-type="string">
            <text:p text:style-name="P90">Chained Method Calls</text:p>
          </table:table-cell>
          <table:table-cell table:style-name="Table3.B25" office:value-type="string">
            <text:p text:style-name="P90">Align when <text:span text:style-name="T36">multi-line</text:span></text:p>
          </table:table-cell>
        </table:table-row>
        <table:table-row table:style-name="Table3.28">
          <table:table-cell table:style-name="Table3.A25" office:value-type="string">
            <text:p text:style-name="P91">Function Parameters</text:p>
          </table:table-cell>
          <table:table-cell table:style-name="Table3.B25" office:value-type="string">
            <text:p text:style-name="P91">Aligne<text:span text:style-name="T37">d</text:span> when multi-line</text:p>
          </table:table-cell>
        </table:table-row>
        <table:table-row table:style-name="Table3.28">
          <table:table-cell table:style-name="Table3.A25" office:value-type="string">
            <text:p text:style-name="P92">Function <text:span text:style-name="T38">Call </text:span>Arguments</text:p>
          </table:table-cell>
          <table:table-cell table:style-name="Table3.B25" office:value-type="string">
            <text:p text:style-name="P93">Aligned when multi-line</text:p>
          </table:table-cell>
        </table:table-row>
        <table:table-row table:style-name="Table3.28">
          <table:table-cell table:style-name="Table3.A25" office:value-type="string">
            <text:p text:style-name="P93">Template Parameters</text:p>
          </table:table-cell>
          <table:table-cell table:style-name="Table3.B25" office:value-type="string">
            <text:p text:style-name="P93">Aligned when multi-line</text:p>
          </table:table-cell>
        </table:table-row>
        <table:table-row table:style-name="Table3.28">
          <table:table-cell table:style-name="Table3.A25" office:value-type="string">
            <text:p text:style-name="P93">Template Instantiation Parameters</text:p>
          </table:table-cell>
          <table:table-cell table:style-name="Table3.B25" office:value-type="string">
            <text:p text:style-name="P93">Aligned when multi-line</text:p>
          </table:table-cell>
        </table:table-row>
        <table:table-row table:style-name="Table3.28">
          <table:table-cell table:style-name="Table3.A25" office:value-type="string">
            <text:p text:style-name="P94"><text:span text:style-name="T40">F</text:span>or <text:span text:style-name="T40">S</text:span>tatement </text:p>
          </table:table-cell>
          <table:table-cell table:style-name="Table3.B25" office:value-type="string">
            <text:p text:style-name="P94">Aligned when multi-line</text:p>
          </table:table-cell>
        </table:table-row>
        <table:table-row table:style-name="Table3.28">
          <table:table-cell table:style-name="Table3.A25" office:value-type="string">
            <text:p text:style-name="P96">Enum<text:span text:style-name="T42">eration</text:span> Constants</text:p>
          </table:table-cell>
          <table:table-cell table:style-name="Table3.B25" office:value-type="string">
            <text:p text:style-name="P96"><text:span text:style-name="T41">Aligned with o</text:span>ne item per line if multi-line</text:p>
          </table:table-cell>
        </table:table-row>
        <table:table-row table:style-name="Table3.28">
          <table:table-cell table:style-name="Table3.A25" office:value-type="string">
            <text:p text:style-name="P96">General Statements</text:p>
          </table:table-cell>
          <table:table-cell table:style-name="Table3.B25" office:value-type="string">
            <text:p text:style-name="P96">Aligned when multi-line</text:p>
          </table:table-cell>
        </table:table-row>
      </table:table>
      <text:p text:style-name="P33">* <text:span text:style-name="T31">If a ternary operator is just ?: there is no space between the two.</text:span></text:p>
      <text:p text:style-name="P33">** <text:span text:style-name="T26">Blank lines must be completely blank and have no indentation.</text:span></text:p>
      <text:h text:style-name="P110" text:outline-level="1">Comments</text:h>
      <text:h text:style-name="P122" text:outline-level="2">General</text:h>
      <text:p text:style-name="P42">There must be in-line comments to provide an explanation for all non-obvious operations. However, the code should not be over-commented either. Not all code requires an explanation <text:span text:style-name="T45">so it</text:span> should<text:span text:style-name="T45">n't</text:span> it be <text:soft-page-break/>provided.</text:p>
      <text:h text:style-name="P119" text:outline-level="2">Single Line Comments</text:h>
      <text:list xml:id="list8883606842655123322" text:style-name="L5">
        <text:list-item>
          <text:p text:style-name="P37">Single line comments must be be used for in-line documentation.</text:p>
        </text:list-item>
        <text:list-item>
          <text:p text:style-name="P38">There must be a space between the // and the comment.</text:p>
        </text:list-item>
        <text:list-item>
          <text:p text:style-name="P38">All non-trivial comments must be a well-formed English and end in a period.</text:p>
        </text:list-item>
      </text:list>
      <text:h text:style-name="P116" text:outline-level="3">Section Header</text:h>
      <text:list xml:id="list4179623001428718495" text:style-name="L6">
        <text:list-item>
          <text:p text:style-name="P39">Section headers must entirely uppercase</text:p>
        </text:list-item>
      </text:list>
      <text:h text:style-name="P121" text:outline-level="2">Multi-Line Comments</text:h>
      <text:list xml:id="list1529927675790106629" text:style-name="L8">
        <text:list-item>
          <text:p text:style-name="P40">Must use // for multi-line comments</text:p>
        </text:list-item>
        <text:list-item>
          <text:p text:style-name="P41">In general multi-line comments should be avoided except for header documentation</text:p>
        </text:list-item>
      </text:list>
      <text:h text:style-name="P123" text:outline-level="2">Documentation</text:h>
      <text:p text:style-name="P43"><text:span text:style-name="T44">All header files must contain post-declaration documentation for all functions. Function documentation must provide use, expected, and unexpected behavior details.</text:span></text:p>
      <text:h text:style-name="P113" text:outline-level="1">Organization</text:h>
      <text:h text:style-name="P128" text:outline-level="2">Class Hierarchy</text:h>
      <text:list xml:id="list7925631391584677344" text:style-name="L17">
        <text:list-item>
          <text:p text:style-name="P67">Classes may only sub-class exactly one class</text:p>
        </text:list-item>
      </text:list>
      <text:list xml:id="list7505199549603333527" text:style-name="L15">
        <text:list-item>
          <text:p text:style-name="P66">Classes may implement as many <text:span text:style-name="T58">“</text:span><text:span text:style-name="T9">interfaces</text:span><text:span text:style-name="T58">” (pure-virtual classes) as they like</text:span></text:p>
        </text:list-item>
        <text:list-item>
          <text:p text:style-name="P66"><text:span text:style-name="T58">Class hierarchy </text:span><text:span text:style-name="T59">may </text:span><text:span text:style-name="T58">never exceed more than 5 layers</text:span></text:p>
        </text:list-item>
      </text:list>
      <text:h text:style-name="P127" text:outline-level="2"><text:span text:style-name="T46">Directory Structure</text:span>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02">Directory</text:p>
          </table:table-cell>
          <table:table-cell table:style-name="Table4.B1" office:value-type="string">
            <text:p text:style-name="P102">Content</text:p>
          </table:table-cell>
        </table:table-row>
        <table:table-row>
          <table:table-cell table:style-name="Table4.A9" office:value-type="string">
            <text:p text:style-name="P108">/<text:span text:style-name="T47">build*</text:span></text:p>
          </table:table-cell>
          <table:table-cell table:style-name="Table4.B9" office:value-type="string">
            <text:p text:style-name="P103">Build cache files</text:p>
            <text:p text:style-name="P103">Output <text:span text:style-name="T49">binaries</text:span></text:p>
            <text:p text:style-name="P103">Output libraries</text:p>
          </table:table-cell>
        </table:table-row>
        <table:table-row>
          <table:table-cell table:style-name="Table4.A9" office:value-type="string">
            <text:p text:style-name="P108">/<text:span text:style-name="T48">docs</text:span></text:p>
          </table:table-cell>
          <table:table-cell table:style-name="Table4.B9" office:value-type="string">
            <text:p text:style-name="P104"><text:span text:style-name="T49">Portable </text:span>documentation files</text:p>
          </table:table-cell>
        </table:table-row>
        <table:table-row>
          <table:table-cell table:style-name="Table4.A9" office:value-type="string">
            <text:p text:style-name="P108">/<text:span text:style-name="T49">docs/src</text:span></text:p>
          </table:table-cell>
          <table:table-cell table:style-name="Table4.B9" office:value-type="string">
            <text:p text:style-name="P105">Client dependent documentation files (.odt/.docx)</text:p>
          </table:table-cell>
        </table:table-row>
        <table:table-row>
          <table:table-cell table:style-name="Table4.A9" office:value-type="string">
            <text:p text:style-name="P108">/<text:span text:style-name="T50">ext</text:span></text:p>
          </table:table-cell>
          <table:table-cell table:style-name="Table4.B9" office:value-type="string">
            <text:p text:style-name="P106">External libraries (<text:span text:style-name="T51">source)</text:span></text:p>
          </table:table-cell>
        </table:table-row>
        <table:table-row>
          <table:table-cell table:style-name="Table4.A9" office:value-type="string">
            <text:p text:style-name="P108">/<text:span text:style-name="T52">include</text:span></text:p>
          </table:table-cell>
          <table:table-cell table:style-name="Table4.B9" office:value-type="string">
            <text:p text:style-name="P107">Additional includes</text:p>
          </table:table-cell>
        </table:table-row>
        <text:soft-page-break/>
        <table:table-row>
          <table:table-cell table:style-name="Table4.A9" office:value-type="string">
            <text:p text:style-name="P108">/<text:span text:style-name="T52">libs</text:span></text:p>
          </table:table-cell>
          <table:table-cell table:style-name="Table4.B9" office:value-type="string">
            <text:p text:style-name="P107"><text:span text:style-name="T54">L</text:span>ibraries</text:p>
          </table:table-cell>
        </table:table-row>
        <table:table-row>
          <table:table-cell table:style-name="Table4.A9" office:value-type="string">
            <text:p text:style-name="P107">/src</text:p>
          </table:table-cell>
          <table:table-cell table:style-name="Table4.B9" office:value-type="string">
            <text:p text:style-name="P107">Main project source files</text:p>
          </table:table-cell>
        </table:table-row>
        <table:table-row>
          <table:table-cell table:style-name="Table4.A9" office:value-type="string">
            <text:p text:style-name="P107">/test</text:p>
          </table:table-cell>
          <table:table-cell table:style-name="Table4.B9" office:value-type="string">
            <text:p text:style-name="P107">Unit test source files</text:p>
          </table:table-cell>
        </table:table-row>
      </table:table>
      <text:p text:style-name="P44">* <text:span text:style-name="T53">The build directory is not synced on the git repository.</text:span></text:p>
      <text:h text:style-name="P112" text:outline-level="1">Other</text:h>
      <text:h text:style-name="P124" text:outline-level="2">General</text:h>
      <text:list xml:id="list5297887885749590015" text:style-name="L13">
        <text:list-item>
          <text:p text:style-name="P65">Use well-formed English where appropriate</text:p>
        </text:list-item>
        <text:list-item>
          <text:p text:style-name="P58">No magic numbers</text:p>
        </text:list-item>
        <text:list-item>
          <text:p text:style-name="P58">0 or nullptr must be used in place of NULL</text:p>
        </text:list-item>
        <text:list-item>
          <text:p text:style-name="P58">No direct heap allocations unless absolutely necessary</text:p>
        </text:list-item>
        <text:list-item>
          <text:p text:style-name="P57"><text:span text:style-name="T56">Allocations must be wrapped within an appropriate container class</text:span></text:p>
        </text:list-item>
        <text:list-item>
          <text:p text:style-name="P62">Namespaces must have a // End nspsc NAME after the closing curly brace</text:p>
        </text:list-item>
        <text:list-item>
          <text:p text:style-name="P63">Using namespaces cannot be used in the global namespace</text:p>
        </text:list-item>
        <text:list-item>
          <text:p text:style-name="P69">Files must start with a comment that states the name of the file</text:p>
          <text:list>
            <text:list-item>
              <text:p text:style-name="P69">i.e. // build.<text:span text:style-name="T60">cpp</text:span></text:p>
            </text:list-item>
          </text:list>
        </text:list-item>
      </text:list>
      <text:h text:style-name="Heading_20_2" text:outline-level="2">Includes</text:h>
      <text:list xml:id="list191246884873212" text:continue-numbering="true" text:style-name="L13">
        <text:list-item>
          <text:p text:style-name="P54">The first include of a cpp file must be the associated header</text:p>
        </text:list-item>
        <text:list-item>
          <text:p text:style-name="P47">Includes must be listed in alphabetical order</text:p>
        </text:list-item>
        <text:list-item>
          <text:p text:style-name="P48">Includes must be used by the file they are listed in</text:p>
        </text:list-item>
        <text:list-item>
          <text:p text:style-name="P55">No cyclical dependencies</text:p>
        </text:list-item>
      </text:list>
      <text:h text:style-name="P125" text:outline-level="2">Classes and Structures</text:h>
      <text:list xml:id="list3177238486578234614" text:style-name="L12">
        <text:list-item>
          <text:p text:style-name="P46"><text:span text:style-name="T57">Non-trivial classes must implement orthodox canonical form or appropriately control the copy constructor</text:span></text:p>
        </text:list-item>
        <text:list-item>
          <text:p text:style-name="P46"><text:span text:style-name="T57">T</text:span>he private section access modifier must appear before the public section access modifier</text:p>
        </text:list-item>
        <text:list-item>
          <text:p text:style-name="P52">The protected access modifier may not be used</text:p>
        </text:list-item>
        <text:list-item>
          <text:p text:style-name="P49">Header declarations cannot contain definitions within the body of a class declaration</text:p>
        </text:list-item>
        <text:list-item>
          <text:p text:style-name="P50"><text:soft-page-break/>Headers may only contain definitions of inline and free functions (for non-template classes)</text:p>
        </text:list-item>
        <text:list-item>
          <text:p text:style-name="P51">Headers must contain include guards <text:span text:style-name="T55">(#pragma once is not a replacement)</text:span></text:p>
        </text:list-item>
        <text:list-item>
          <text:p text:style-name="P56">Every class must implement an Ostream insertion operator (&lt;&lt;) that writes a valid json string</text:p>
          <text:list>
            <text:list-item>
              <text:p text:style-name="P56">Must be implemented as a free operator, not a friend</text:p>
            </text:list-item>
          </text:list>
        </text:list-item>
      </text:list>
      <text:h text:style-name="P126" text:outline-level="2">Functions</text:h>
      <text:list xml:id="list9156980705366448447" text:style-name="L14">
        <text:list-item>
          <text:p text:style-name="P59">Public utility functions must be implemented as static functions interior to a struct</text:p>
        </text:list-item>
        <text:list-item>
          <text:p text:style-name="P53">Helper functions, internal structs, etc. not meant to be visible must use anonymous namespaces unless a private struct makes more sense</text:p>
        </text:list-item>
        <text:list-item>
          <text:p text:style-name="P60">Only pass pointers if the value is mutable</text:p>
        </text:list-item>
        <text:list-item>
          <text:p text:style-name="P60">Primitives should be passed as a copy, const is not necessary</text:p>
        </text:list-item>
        <text:list-item>
          <text:p text:style-name="P60">Non-primitives not meant to be mutated must be passed by a const reference</text:p>
        </text:list-item>
        <text:list-item>
          <text:p text:style-name="P61">Functions that do not modify internal state must be marked with a post-fix const</text:p>
        </text:list-item>
        <text:list-item>
          <text:p text:style-name="P64">Early-out clauses must appear at the beginning of a function definition</text:p>
        </text:list-item>
      </text:list>
      <text:h text:style-name="P114" text:outline-level="1">End Notes</text:h>
      <text:p text:style-name="P68">As this project is still in the early stages <text:span text:style-name="T62">of development </text:span>this document is <text:span text:style-name="T61">subject to chan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_5c_" style:display-name="\" style:family="paragraph" style:parent-style-name="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8:02:33.367275851</meta:creation-date>
    <dc:date>2015-09-07T19:12:45.383566939</dc:date>
    <meta:editing-duration>PT10H27S</meta:editing-duration>
    <meta:editing-cycles>216</meta:editing-cycles>
    <meta:generator>LibreOffice/4.4.2.2$Linux_X86_64 LibreOffice_project/40m0$Build-2</meta:generator>
    <meta:document-statistic meta:table-count="4" meta:image-count="0" meta:object-count="0" meta:page-count="6" meta:paragraph-count="250" meta:word-count="1139" meta:character-count="7105" meta:non-whitespace-character-count="6259"/>
  </office:meta>
</office:document-meta>
</file>